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9be" officeooo:paragraph-rsid="0016c9be"/>
    </style:style>
    <style:style style:name="P2" style:family="paragraph" style:parent-style-name="Standard">
      <style:paragraph-properties fo:text-align="start" style:justify-single-word="false"/>
      <style:text-properties officeooo:rsid="0016c9be" officeooo:paragraph-rsid="0016c9be"/>
    </style:style>
    <style:style style:name="P3" style:family="paragraph" style:parent-style-name="Standard">
      <style:paragraph-properties fo:text-align="start" style:justify-single-word="false"/>
      <style:text-properties fo:font-size="20pt" officeooo:rsid="0016c9be" officeooo:paragraph-rsid="0016c9be" style:font-size-asian="20pt" style:font-size-complex="20pt"/>
    </style:style>
    <style:style style:name="P4" style:family="paragraph" style:parent-style-name="Standard">
      <style:text-properties fo:font-size="20pt" officeooo:rsid="0016c9be" officeooo:paragraph-rsid="0016c9be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b26" style:font-weight-asian="normal" style:font-weight-complex="normal"/>
    </style:style>
    <style:style style:name="T4" style:family="text">
      <style:text-properties fo:font-weight="normal" officeooo:rsid="0018d82a" style:font-weight-asian="normal" style:font-weight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2"/><text:span text:style-name="T1">WEKA DAY_1 QUESTIONS</text:span></text:p>
      <text:p text:style-name="P1"><text:span text:style-name="T1"/></text:p>
      <text:p text:style-name="P2"><text:span text:style-name="T1">1.</text:span><text:span text:style-name="T7"> <text:s/></text:span><text:span text:style-name="T9">Prepare a cross-validated ML model (k-fold, k=10) using multilayer perceptron classifier using <text:s text:c="3"/>iris.arff dataset in WEKA</text:span></text:p>
      <text:p text:style-name="P3"><text:span text:style-name="T2"/></text:p>
      <text:p text:style-name="P3"><text:span text:style-name="T2">3. <text:s/>Develop a ML model using </text:span><text:span text:style-name="T3">J48</text:span><text:span text:style-name="T2"> classifier using </text:span><text:span text:style-name="T3">glass</text:span><text:span text:style-name="T2">.arff dataset by splitting the <text:s/>dataset to training(80%) and testing(20%)</text:span></text:p>
      <text:p text:style-name="P4"><text:span text:style-name="T2"/></text:p>
      <text:p text:style-name="P4"><text:span text:style-name="T2">2. Use the iris.</text:span><text:span text:style-name="T4">arff </text:span><text:span text:style-name="T2">dataset in the WEKA to prepare a </text:span><text:span text:style-name="T4">K-means cluster mod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39:33.536004248</meta:creation-date>
    <dc:date>2018-11-21T13:03:15.900191425</dc:date>
    <meta:editing-duration>PT12M4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3" meta:character-count="392" meta:non-whitespace-character-count="295"/>
  </office:meta>
</office:document-meta>
</file>